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09de2d" officeooo:paragraph-rsid="0009de2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e34d7" officeooo:paragraph-rsid="000e34d7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f93bd" officeooo:paragraph-rsid="000f93b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31d04" officeooo:paragraph-rsid="00131d04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6e6d4" officeooo:paragraph-rsid="0016e6d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a9415" officeooo:paragraph-rsid="001a9415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09de2d" officeooo:paragraph-rsid="0009de2d"/>
    </style:style>
    <style:style style:name="P8" style:family="paragraph" style:parent-style-name="Standard">
      <style:paragraph-properties fo:text-align="justify" style:justify-single-word="false"/>
      <style:text-properties officeooo:rsid="0009de2d" officeooo:paragraph-rsid="000e34d7"/>
    </style:style>
    <style:style style:name="P9" style:family="paragraph" style:parent-style-name="Standard">
      <style:paragraph-properties fo:text-align="center" style:justify-single-word="false"/>
      <style:text-properties officeooo:rsid="0009de2d" officeooo:paragraph-rsid="0009de2d"/>
    </style:style>
    <style:style style:name="P10" style:family="paragraph" style:parent-style-name="Standard">
      <style:paragraph-properties fo:text-align="justify" style:justify-single-word="false"/>
      <style:text-properties officeooo:rsid="000ab9bf" officeooo:paragraph-rsid="000ab9bf"/>
    </style:style>
    <style:style style:name="P11" style:family="paragraph" style:parent-style-name="Standard">
      <style:paragraph-properties fo:text-align="justify" style:justify-single-word="false"/>
      <style:text-properties fo:font-size="18pt" fo:font-weight="bold" officeooo:rsid="0009de2d" officeooo:paragraph-rsid="0009de2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8pt" fo:font-weight="bold" officeooo:rsid="000e34d7" officeooo:paragraph-rsid="000e34d7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0e34d7" officeooo:paragraph-rsid="000e34d7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0f93bd" officeooo:paragraph-rsid="000f93bd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131d04" officeooo:paragraph-rsid="000f93bd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131d04" officeooo:paragraph-rsid="00131d04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46f5e" officeooo:paragraph-rsid="00131d04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4pt" fo:font-weight="bold" officeooo:rsid="001d2d7c" officeooo:paragraph-rsid="001d2d7c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46f5e" officeooo:paragraph-rsid="00131d04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16e6d4" officeooo:paragraph-rsid="0016e6d4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19bff9" officeooo:paragraph-rsid="0019bff9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1bbce4" officeooo:paragraph-rsid="0016e6d4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1d2d7c" officeooo:paragraph-rsid="001a9415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178ae3" officeooo:paragraph-rsid="0016e6d4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178ae3" officeooo:paragraph-rsid="00178ae3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1f6012" officeooo:paragraph-rsid="001f6012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bold" officeooo:rsid="0016e6d4" officeooo:paragraph-rsid="0016e6d4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weight="bold" officeooo:rsid="0016e6d4" officeooo:paragraph-rsid="0025b8ea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weight="bold" officeooo:rsid="0016e6d4" officeooo:paragraph-rsid="002748ad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weight="bold" officeooo:rsid="0009de2d" officeooo:paragraph-rsid="0009de2d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weight="bold" officeooo:rsid="001f6012" officeooo:paragraph-rsid="001f6012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weight="bold" officeooo:rsid="00212fba" officeooo:paragraph-rsid="00212fba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weight="bold" officeooo:rsid="0023b5ba" officeooo:paragraph-rsid="0023b5ba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weight="bold" officeooo:rsid="0024ca4d" officeooo:paragraph-rsid="0024ca4d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weight="bold" officeooo:rsid="0025b8ea" officeooo:paragraph-rsid="0025b8ea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weight="bold" officeooo:rsid="002748ad" officeooo:paragraph-rsid="002748ad" style:font-weight-asian="bold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weight="bold" officeooo:rsid="0028cb92" officeooo:paragraph-rsid="0028cb92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weight="bold" officeooo:rsid="000e34d7" officeooo:paragraph-rsid="000e34d7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weight="bold" officeooo:rsid="000e34d7" officeooo:paragraph-rsid="000e34d7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officeooo:rsid="0009de2d" officeooo:paragraph-rsid="0009de2d"/>
    </style:style>
    <style:style style:name="P41" style:family="paragraph" style:parent-style-name="Standard">
      <style:paragraph-properties fo:text-align="justify" style:justify-single-word="false"/>
      <style:text-properties officeooo:rsid="0009de2d" officeooo:paragraph-rsid="001de45c"/>
    </style:style>
    <style:style style:name="P42" style:family="paragraph" style:parent-style-name="Standard">
      <style:paragraph-properties fo:text-align="justify" style:justify-single-word="false"/>
      <style:text-properties officeooo:rsid="001de45c" officeooo:paragraph-rsid="001de45c"/>
    </style:style>
    <style:style style:name="P43" style:family="paragraph" style:parent-style-name="Standard">
      <style:paragraph-properties fo:text-align="justify" style:justify-single-word="false"/>
      <style:text-properties fo:font-size="18pt" fo:font-weight="bold" officeooo:rsid="00178ae3" officeooo:paragraph-rsid="00178ae3" style:font-size-asian="18pt" style:font-weight-asian="bold" style:font-size-complex="18pt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ize="18pt" fo:font-weight="bold" officeooo:rsid="001f6012" officeooo:paragraph-rsid="001f6012" style:font-size-asian="18pt" style:font-weight-asian="bold" style:font-size-complex="18pt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size="18pt" fo:font-weight="bold" officeooo:rsid="002cad23" officeooo:paragraph-rsid="002cad23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1968" style:font-weight-asian="bold" style:font-weight-complex="bold"/>
    </style:style>
    <style:style style:name="T3" style:family="text">
      <style:text-properties fo:font-weight="bold" officeooo:rsid="002a6a3c" style:font-weight-asian="bold" style:font-weight-complex="bold"/>
    </style:style>
    <style:style style:name="T4" style:family="text">
      <style:text-properties fo:font-weight="bold" officeooo:rsid="002c23df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1304d" style:font-weight-asian="normal" style:font-weight-complex="normal"/>
    </style:style>
    <style:style style:name="T7" style:family="text">
      <style:text-properties fo:font-weight="normal" officeooo:rsid="00131d04" style:font-weight-asian="normal" style:font-weight-complex="normal"/>
    </style:style>
    <style:style style:name="T8" style:family="text">
      <style:text-properties fo:font-weight="normal" officeooo:rsid="00146f5e" style:font-weight-asian="normal" style:font-weight-complex="normal"/>
    </style:style>
    <style:style style:name="T9" style:family="text">
      <style:text-properties fo:font-weight="normal" officeooo:rsid="00178ae3" style:font-weight-asian="normal" style:font-weight-complex="normal"/>
    </style:style>
    <style:style style:name="T10" style:family="text">
      <style:text-properties fo:font-weight="normal" officeooo:rsid="001bbce4" style:font-weight-asian="normal" style:font-weight-complex="normal"/>
    </style:style>
    <style:style style:name="T11" style:family="text">
      <style:text-properties fo:font-weight="normal" officeooo:rsid="001d2d7c" style:font-weight-asian="normal" style:font-weight-complex="normal"/>
    </style:style>
    <style:style style:name="T12" style:family="text">
      <style:text-properties fo:font-weight="normal" officeooo:rsid="00221d5b" style:font-weight-asian="normal" style:font-weight-complex="normal"/>
    </style:style>
    <style:style style:name="T13" style:family="text">
      <style:text-properties fo:font-weight="normal" officeooo:rsid="00233c2e" style:font-weight-asian="normal" style:font-weight-complex="normal"/>
    </style:style>
    <style:style style:name="T14" style:family="text">
      <style:text-properties officeooo:rsid="000ec8ca"/>
    </style:style>
    <style:style style:name="T15" style:family="text">
      <style:text-properties officeooo:rsid="00151968"/>
    </style:style>
    <style:style style:name="T16" style:family="text">
      <style:text-properties officeooo:rsid="001a9415"/>
    </style:style>
    <style:style style:name="T17" style:family="text">
      <style:text-properties style:text-position="0% 100%"/>
    </style:style>
    <style:style style:name="T18" style:family="text">
      <style:text-properties style:text-position="0% 100%" officeooo:rsid="001a9415"/>
    </style:style>
    <style:style style:name="T19" style:family="text">
      <style:text-properties style:text-position="0% 100%" fo:font-weight="normal" style:font-weight-asian="normal" style:font-weight-complex="normal"/>
    </style:style>
    <style:style style:name="T20" style:family="text">
      <style:text-properties style:text-position="0% 100%" fo:font-weight="normal" officeooo:rsid="001d2d7c" style:font-weight-asian="normal" style:font-weight-complex="normal"/>
    </style:style>
    <style:style style:name="T21" style:family="text">
      <style:text-properties style:text-position="0% 100%" fo:font-weight="normal" officeooo:rsid="002748ad" style:font-weight-asian="normal" style:font-weight-complex="normal"/>
    </style:style>
    <style:style style:name="T22" style:family="text">
      <style:text-properties style:text-position="0% 100%" officeooo:rsid="001d2d7c"/>
    </style:style>
    <style:style style:name="T23" style:family="text">
      <style:text-properties officeooo:rsid="001de45c"/>
    </style:style>
    <style:style style:name="T24" style:family="text">
      <style:text-properties officeooo:rsid="001e4a7d"/>
    </style:style>
    <style:style style:name="T25" style:family="text">
      <style:text-properties officeooo:rsid="00203327"/>
    </style:style>
    <style:style style:name="T26" style:family="text">
      <style:text-properties officeooo:rsid="00221d5b"/>
    </style:style>
    <style:style style:name="T27" style:family="text">
      <style:text-properties officeooo:rsid="00233c2e"/>
    </style:style>
    <style:style style:name="T28" style:family="text">
      <style:text-properties officeooo:rsid="002a6a3c"/>
    </style:style>
    <style:style style:name="T29" style:family="text">
      <style:text-properties fo:font-size="18pt" style:font-size-asian="18pt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Engenharia de Software – Revisão para a Prova 01</text:p>
      <text:p text:style-name="P7"/>
      <text:p text:style-name="P9">Revisão – Aulas 01 e 02</text:p>
      <text:p text:style-name="P7"/>
      <text:p text:style-name="P11">INTRODUÇÃO</text:p>
      <text:p text:style-name="P7"/>
      <text:p text:style-name="P1">O que é Engenharia de Software?</text:p>
      <text:p text:style-name="P1"/>
      <text:p text:style-name="P7">É uma engenharia que estuda como um software deve ser projetado, desde aspectos como planejamento, desenvolvimento e até manutenção do software.</text:p>
      <text:p text:style-name="P7"/>
      <text:p text:style-name="P1">Por que a Engenharia de Software foi criada?</text:p>
      <text:p text:style-name="P7"/>
      <text:p text:style-name="P7">Antigamente, houve o que hoje em dia chamamos de Crise de Software. Os grandes softwares costumavam naquela época não serem muito flexíveis, como por exemplo: costumavam <text:span text:style-name="T1">atrasar</text:span>, não <text:span text:style-name="T1">entregavam</text:span> tudo que o cliente pedia, <text:span text:style-name="T1">custavam</text:span> mais do que o esperado e não eram <text:span text:style-name="T1">confiáveis</text:span>. <text:span text:style-name="T1">A solução para isso foi a criação de processos sistematizados</text:span> para produzir o software, educar as pessoas sobre o que é desenvolver um software e como isso deve ser feito, assim surge na década de 70 a Enegenharia de Software.</text:p>
      <text:p text:style-name="P7"/>
      <text:p text:style-name="P7">Objetivo da Engenharia de Software: Realizar o desenvolvimento de software profissional, por meio de técnicas de especificação, projeto e manutenção (evolução) de programas.</text:p>
      <text:p text:style-name="P7"/>
      <text:p text:style-name="P1">A engenharia de software é importante?</text:p>
      <text:p text:style-name="P7"/>
      <text:p text:style-name="P7">Sim, pois cada vez mais indivíduos dependem de sistemas e geralmente é mais barato a longo prazo pois junto com seus métodos sistematizados pode-se previnir diversos erros.</text:p>
      <text:p text:style-name="P7"/>
      <text:p text:style-name="P45">PRINCIPAIS ATIVIDADES</text:p>
      <text:p text:style-name="P7"/>
      <text:p text:style-name="P41"><text:span text:style-name="T3">1. </text:span><text:span text:style-name="T1">Especificação</text:span>: Define o que o sistema irá fazer, além das restrições do software. <text:span text:style-name="T15">(Engenharia de Requisitos). </text:span></text:p>
      <text:p text:style-name="P41"/>
      <text:p text:style-name="P41"><text:span text:style-name="T3">1.1. </text:span><text:span text:style-name="T2">Subatividades</text:span><text:span text:style-name="T15">: Estudo de viabilidade (relatório de viabilidade), Elicitação e análise de requisitos (protótipos) Especificação dos requisitos (documentação dos requisitos) e a Validação dos requisitos (mudanças na documentação dos requisitos)</text:span></text:p>
      <text:p text:style-name="P7"/>
      <text:p text:style-name="P7"><text:span text:style-name="T3">2. </text:span><text:span text:style-name="T1">Desenvolvimento</text:span>: <text:span text:style-name="T15">É criado um projeto de software, e depois,</text:span> <text:span text:style-name="T15">o s</text:span>oftware é desenvolvido com base na especificação. <text:span text:style-name="T23">Conversão do sistema em um executavel.</text:span></text:p>
      <text:p text:style-name="P7"/>
      <text:p text:style-name="P42"><text:span text:style-name="T3">2.1. </text:span><text:span text:style-name="T1">Subatividades: </text:span><text:span text:style-name="T5">Projeto de arquitetura, projeto de interfaces, projeto de componente e o projeto de banco de dados.</text:span></text:p>
      <text:p text:style-name="P7"/>
      <text:p text:style-name="P7"><text:span text:style-name="T3">3. </text:span><text:span text:style-name="T1">Validação</text:span>: O software deve ser testado para garantir as demandas do cliente. <text:span text:style-name="T15">(Testes, revisões, protótipos). Verificação e Validação: (V&amp;V).</text:span></text:p>
      <text:p text:style-name="P7"/>
      <text:p text:style-name="P37"><text:span text:style-name="T28">3.1. </text:span>Processos de teste: </text:p>
      <text:p text:style-name="P37"/>
      <text:p text:style-name="P37"><text:span text:style-name="T28">3.1.1. </text:span>Testes de desenvolvimento <text:span text:style-name="T5">(testes dos componentes)</text:span></text:p>
      <text:p text:style-name="P37"><text:span text:style-name="T28">3.1.2. </text:span>Testes de sistema <text:span text:style-name="T5">(o sistema é integrado e testado)</text:span></text:p>
      <text:p text:style-name="P37"><text:span text:style-name="T28">3.1.3. </text:span>Testes de aceitação <text:span text:style-name="T5">(o sistema é testado com dados do cliente)</text:span></text:p>
      <text:p text:style-name="P7"><text:soft-page-break/></text:p>
      <text:p text:style-name="P7"><text:span text:style-name="T4">4. </text:span><text:span text:style-name="T1">Evolução</text:span>: Deve ser <text:span text:style-name="T15">evoluído</text:span> para atender as demandas do cliente. <text:span text:style-name="T24">Manutenção.</text:span></text:p>
      <text:p text:style-name="P7"/>
      <text:p text:style-name="P30">Atributos essenciais de um bom softwares</text:p>
      <text:p text:style-name="P7"/>
      <text:p text:style-name="P7"><text:span text:style-name="T1">Manutenibilidade</text:span>: Um software é considerado bom quando pode ser evoluido de acordo com as necessidades do cliente.</text:p>
      <text:p text:style-name="P7"><text:span text:style-name="T1">Confiança</text:span>: Quando possui características como proteção e segurança.</text:p>
      <text:p text:style-name="P7"><text:span text:style-name="T1">Eficiência</text:span>: Quando possui características onde não deve desperdiçar recursos do processador.</text:p>
      <text:p text:style-name="P7"><text:span text:style-name="T1">Aceitabilidade</text:span>: Deve ser aceitável para o usuário.</text:p>
      <text:p text:style-name="P7"/>
      <text:p text:style-name="P30">Tipos de produtos de software</text:p>
      <text:p text:style-name="P7"/>
      <text:p text:style-name="P10"><text:span text:style-name="T1">Produtos</text:span> <text:span text:style-name="T1">genéricos</text:span>: Produtos desenvolvidos por uma organização e vendidos para qualquer cliente interessado.</text:p>
      <text:p text:style-name="P10"><text:span text:style-name="T1">Produtos</text:span> <text:span text:style-name="T1">sob</text:span> <text:span text:style-name="T1">encomenda</text:span>: Produtos desenvolvidos para qualquer cliente em particular.</text:p>
      <text:p text:style-name="P10"/>
      <text:p text:style-name="P2">Fundamentos da Engenharia de Software <text:s/>para todos os tipos de softwares possíveis</text:p>
      <text:p text:style-name="P2"/>
      <text:p text:style-name="P2">1. <text:span text:style-name="T5">Devem ser desenvolvidos em um processo sistematizado;</text:span></text:p>
      <text:p text:style-name="P2">2. <text:span text:style-name="T5">Devem ser confiantes e possuir um bom desempenho;</text:span></text:p>
      <text:p text:style-name="P2">3. <text:span text:style-name="T5">Entender e administrar os requisitos do software;</text:span></text:p>
      <text:p text:style-name="P2">4. <text:span text:style-name="T5">O software deve fazer o melhor uso dos recursos disponíveis.</text:span></text:p>
      <text:p text:style-name="P38"><text:span text:style-name="T29"/></text:p>
      <text:p text:style-name="P39"><text:span text:style-name="T29">PROCESSO DE SOFTWARE</text:span></text:p>
      <text:p text:style-name="P12"/>
      <text:p text:style-name="P13">O processo de software é um <text:span text:style-name="T1">conjunto de atividades sistemáticas</text:span>, <text:span text:style-name="T14">intercalados em sequências de atividades técnicas,</text:span> que levam a produção de um software. <text:span text:style-name="T25">Seu objetivo é padronizar o desenvolvimento de software e melhorar a comuncação da equipe.</text:span></text:p>
      <text:p text:style-name="P13"/>
      <text:p text:style-name="P14">Um processo de software pode incluir:</text:p>
      <text:p text:style-name="P14"/>
      <text:p text:style-name="P3">1. Atividades: <text:span text:style-name="T5">Afazeres;</text:span></text:p>
      <text:p text:style-name="P3">2. Produtos: <text:span text:style-name="T5">O resultado das atividades;</text:span></text:p>
      <text:p text:style-name="P3">3. Papeis: <text:span text:style-name="T5">Responsabilidade das pessoas envolvidas;</text:span></text:p>
      <text:p text:style-name="P3">4. Pré <text:s/>e pós <text:s/>condições: <text:span text:style-name="T6">Declaração do antes e depois d</text:span><text:span text:style-name="T7">as atividades.</text:span></text:p>
      <text:p text:style-name="P15"/>
      <text:p text:style-name="P16">Um processo de software pode ser dividido em:</text:p>
      <text:p text:style-name="P16"/>
      <text:p text:style-name="P4">Processo de software preditivo: <text:span text:style-name="T5">É um processo bem documentado, as atividades são planejadas com antecedência e o progresso é avaliado com o planejamento inicial.</text:span></text:p>
      <text:p text:style-name="P4">Processo àgeis: <text:span text:style-name="T8">O processo é gradativo (incremental), mais fácil de alterar o projeto para as necessidades dos clientes.</text:span></text:p>
      <text:p text:style-name="P17"/>
      <text:p text:style-name="P18">MODELOS DE PROCESSO</text:p>
      <text:p text:style-name="P20"/>
      <text:p text:style-name="P21">Um modelo de processo é uma representação simplificada de um processo de software. Existem diferentes abordagens, como:</text:p>
      <text:p text:style-name="P20"/>
      <text:p text:style-name="P5"><text:span text:style-name="T16">Modelo e</text:span>m cascata (Encadeamento): <text:s/><text:span text:style-name="T10">Representa as atividades como uma fase distinta. As fases são encadeadas entre elas e uma não deve ser iniciada até que a outra termine. Esse modelo é um </text:span><text:soft-page-break/><text:span text:style-name="T10">exemplo de processo preditivo. </text:span><text:span text:style-name="T26">Vantagens: </text:span><text:span text:style-name="T12">Documentação completa em cada fase do processo. </text:span><text:span text:style-name="T26">Desvantagens: </text:span><text:span text:style-name="T12">Muito retrabalho.</text:span></text:p>
      <text:p text:style-name="P22"/>
      <text:p text:style-name="P6">Modelo Incremental: <text:span text:style-name="T11">Intercala as atividades de especificação, desenvolvimento e validação. O sistema é desenvolvido em uma série de versões, onde cada incremento adiciona novas funcionalidades a versão anterior. </text:span><text:span text:style-name="T27">Vantagens: </text:span><text:span text:style-name="T13">Melhor a captação de feedbacks, permite a possibilidade de entrega rápida ao cliente. </text:span><text:span text:style-name="T27">Desvantagens: </text:span><text:span text:style-name="T13">A estrutura do sistema se degrada conforme surgem novos incrementos.</text:span></text:p>
      <text:p text:style-name="P23"/>
      <text:p text:style-name="P5"><text:span text:style-name="T18">Modelo o</text:span><text:span text:style-name="T17">rientado a reúso (componentes): </text:span><text:span text:style-name="T20">O desenvolvimento baseia-se na integração dos componentes de um ambiente já existente.</text:span></text:p>
      <text:p text:style-name="P5"><text:span text:style-name="T22"/></text:p>
      <text:p text:style-name="P33"><text:span text:style-name="T22">E</text:span><text:span text:style-name="T17">stágios:<text:line-break/></text:span></text:p>
      <text:p text:style-name="P34"><text:span text:style-name="T17">Analise de componentes </text:span><text:span text:style-name="T19">(implementar a especificação dos requisitos)</text:span></text:p>
      <text:p text:style-name="P34"><text:span text:style-name="T17">Modificação dos requisitos </text:span><text:span text:style-name="T19">(requisitos serão analisados com base nos componentes encontrados)</text:span></text:p>
      <text:p text:style-name="P34"><text:span text:style-name="T17">Projeto do sistema com reuso </text:span><text:span text:style-name="T19">(o esqueleto do sistema é projetado de acordo com os componentes reusados)</text:span></text:p>
      <text:p text:style-name="P34"><text:span text:style-name="T17">Desenvolvimento e integração </text:span><text:span text:style-name="T19">(componentes que não podem ser reusaveis são desenvolvidos e são integrados ao sistema).</text:span></text:p>
      <text:p text:style-name="P34"><text:span text:style-name="T19"/></text:p>
      <text:p text:style-name="P35"><text:span text:style-name="T17">Vantagens: </text:span><text:span text:style-name="T19">Reduz a quantidade de software a ser desenvolvido.</text:span></text:p>
      <text:p text:style-name="P35"><text:span text:style-name="T17">Desvantagens: </text:span><text:span text:style-name="T19">Requisitos são comprometidos.</text:span></text:p>
      <text:p text:style-name="P28"><text:span text:style-name="T20"/></text:p>
      <text:p text:style-name="P32"><text:span text:style-name="T22">E</text:span><text:span text:style-name="T17">spiral de Boehm: </text:span><text:span text:style-name="T21">Modelo dirigido a riscos. É representado como uma espiral e não como uma sequencia de atividades. Uma volta da espiral é dividida em:</text:span></text:p>
      <text:p text:style-name="P32"><text:span text:style-name="T21"/></text:p>
      <text:p text:style-name="P36"><text:span text:style-name="T17">Definição dos objetivos </text:span><text:span text:style-name="T19">(objetivos são definidos)</text:span></text:p>
      <text:p text:style-name="P36"><text:span text:style-name="T17">Redução dos riscos </text:span><text:span text:style-name="T19">(cada risco é analisado e são tomados medidas para reduzi-lo).</text:span></text:p>
      <text:p text:style-name="P36"><text:span text:style-name="T17">Desenvolvimento </text:span><text:span text:style-name="T19">(É escolhido algum modelo de desenvolvimeto)</text:span></text:p>
      <text:p text:style-name="P36"><text:span text:style-name="T17">Planejamento </text:span><text:span text:style-name="T19">(o projeto é revisado e a próxima fase é planejada).</text:span></text:p>
      <text:p text:style-name="P29"><text:span text:style-name="T20"/></text:p>
      <text:p text:style-name="P29"><text:span text:style-name="T20"/></text:p>
      <text:p text:style-name="P20">RUP</text:p>
      <text:p text:style-name="P20"/>
      <text:p text:style-name="P20">Desenvolvido para aproveitar melhor as caracteristicas da UML Unificou os modelos de processo em um processo melhor. NA PROVA NÃO SERA COBRADO MUITOS DETALHES DO RUP.</text:p>
      <text:p text:style-name="P20"/>
      <text:p text:style-name="P20">ENGENHARIA DE REQUISITOS</text:p>
      <text:p text:style-name="P20"/>
      <text:p text:style-name="P20">Atividades</text:p>
      <text:p text:style-name="P20"/>
      <text:p text:style-name="P20">1. Estudo de viabilidade</text:p>
      <text:p text:style-name="P20">2. Elicitação (entrevista, cenários, casos de uso, etnografia)</text:p>
      <text:p text:style-name="P20">3. Especificação (documentar os requisitos)</text:p>
      <text:p text:style-name="P5"><text:span text:style-name="T5">4. </text:span><text:span text:style-name="T9">Validação</text:span></text:p>
      <text:p text:style-name="P24"/>
      <text:p text:style-name="P25">Gerenciamento de Requisitos</text:p>
      <text:p text:style-name="P43"/>
      <text:p text:style-name="P44">DESENVOLVIMENTO ÁGIL</text:p>
      <text:p text:style-name="P26"/>
      <text:p text:style-name="P26"><text:soft-page-break/>Método de desenvolvimento com incrementos que são disponibilidados ao cliente a cada duas ou tres semanas. Surgiu devido a insatisfação com os métodos preditivos, isso levou ao surgimento do <text:span text:style-name="T1">Manifesto Ágil</text:span>, princípios:</text:p>
      <text:p text:style-name="P26"/>
      <text:p text:style-name="P31">1. Envolvimento do cliente</text:p>
      <text:p text:style-name="P31">2. Entrega incremental</text:p>
      <text:p text:style-name="P31">3. Pessoas, não processos.</text:p>
      <text:p text:style-name="P31">4. Aceitar mudanças</text:p>
      <text:p text:style-name="P31">5. Manter a simplicidade.</text:p>
      <text:p text:style-name="P31"/>
      <text:p text:style-name="P31">Principais características</text:p>
      <text:p text:style-name="P31"/>
      <text:p text:style-name="P31">1. Envolvem o cliente.</text:p>
      <text:p text:style-name="P31">2. Menos documentação e mais comunicação informal.</text:p>
      <text:p text:style-name="P31">3. Entregam o software mais rapidamente.</text:p>
      <text:p text:style-name="P31"/>
      <text:p text:style-name="P31">Principais Métodos Ágeis</text:p>
      <text:p text:style-name="P31"/>
      <text:p text:style-name="P31">XP: <text:span text:style-name="T5">Foco em pequenos releases, planejamento incremental, test-first, programação em pares.</text:span></text:p>
      <text:p text:style-name="P31"><text:span text:style-name="T5"/></text:p>
      <text:p text:style-name="P31">SCRUM: <text:span text:style-name="T5">Foco no gerenciamento do projeto, e não em práticas de programação.</text:span></text:p>
      <text:p text:style-name="P31"><text:span text:style-name="T5"/></text:p>
      <text:p text:style-name="P31"><text:span text:style-name="T5">A maioria dos projetos de software são híbridos, ou seja, é encontrado um equilibrio.</text:span></text:p>
      <text:p text:style-name="P26"/>
      <text:p text:style-name="P26"/>
      <text:p text:style-name="P25"/>
      <text:p text:style-name="P25"/>
      <text:p text:style-name="P25"/>
      <text:p text:style-name="P17"/>
      <text:p text:style-name="P1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11:07:14.953774243</meta:creation-date>
    <meta:editing-duration>PT31M58S</meta:editing-duration>
    <meta:editing-cycles>18</meta:editing-cycles>
    <meta:generator>LibreOffice/6.0.7.3$Linux_X86_64 LibreOffice_project/00m0$Build-3</meta:generator>
    <dc:date>2019-04-13T11:39:17.747335006</dc:date>
    <meta:document-statistic meta:table-count="0" meta:image-count="0" meta:object-count="0" meta:page-count="4" meta:paragraph-count="85" meta:word-count="1023" meta:character-count="6970" meta:non-whitespace-character-count="6023"/>
  </office:meta>
</office:document-meta>
</file>